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27.81pt"/>
    </style:style>
    <style:style style:name="co4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lo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Glo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Footw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Boo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Sho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Sand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S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Slipp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Footwear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Jack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Soft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Hard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Flee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Snowspo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ackets</text:p>
          </table:table-cell>
          <table:table-cell table:style-name="ce1" office:value-type="string" calcext:value-type="string">
            <text:p>R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Botto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Dr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To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Baselay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Swea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Swimw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Gai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Watch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Sungla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Jewe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B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Wal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Ha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Scarves &amp; Bandan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ccessories</text:p>
          </table:table-cell>
          <table:table-cell table:style-name="ce1" office:value-type="string" calcext:value-type="string">
            <text:p>Bel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Climb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Caribiners &amp; Quickdra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Be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Safe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Ro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Harne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Cha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limbing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Disc Golf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Disc Golf</text:p>
          </table:table-cell>
          <table:table-cell table:style-name="ce1" office:value-type="string" calcext:value-type="string">
            <text:p>Dis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Disc Golf</text:p>
          </table:table-cell>
          <table:table-cell table:style-name="ce1" office:value-type="string" calcext:value-type="string">
            <text:p>B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Disc Golf</text:p>
          </table:table-cell>
          <table:table-cell table:style-name="ce1" office:value-type="string" calcext:value-type="string">
            <text:p>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Disc Golf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Pickleb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Inline Ska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Sk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Whe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Safe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Rep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Too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Inline Skating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Long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De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Whe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Tru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Hard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Safe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ongboard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Camping &amp; Hi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Te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Sleeping B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Ground Pa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Hamm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Pa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Too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Cooking Suppl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Camp F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Hydr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L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Hiking Po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Nav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Survi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Camping &amp; Hiking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Paddle Spo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Kaya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Cano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Stand-up Paddle Boa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Padd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PF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Transport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Clo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Paddle Sports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Winter Spor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table:style-name="ce1" office:value-type="string" calcext:value-type="string">
            <text:p>Downhill Sk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Downhill Ski</text:p>
          </table:table-cell>
          <table:table-cell table:style-name="ce1" office:value-type="string" calcext:value-type="string">
            <text:p>Ski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Downhill Ski</text:p>
          </table:table-cell>
          <table:table-cell table:style-name="ce1" office:value-type="string" calcext:value-type="string">
            <text:p>Bindin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Downhill Ski</text:p>
          </table:table-cell>
          <table:table-cell table:style-name="ce1" office:value-type="string" calcext:value-type="string">
            <text:p>Boo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Downhill Ski</text:p>
          </table:table-cell>
          <table:table-cell table:style-name="ce1" office:value-type="string" calcext:value-type="string">
            <text:p>Po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table:style-name="ce1" office:value-type="string" calcext:value-type="string">
            <text:p>Crosscountry Sk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Crosscountry Ski</text:p>
          </table:table-cell>
          <table:table-cell table:style-name="ce1" office:value-type="string" calcext:value-type="string">
            <text:p>Ski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Crosscountry Ski</text:p>
          </table:table-cell>
          <table:table-cell table:style-name="ce1" office:value-type="string" calcext:value-type="string">
            <text:p>Bindin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Crosscountry Ski</text:p>
          </table:table-cell>
          <table:table-cell table:style-name="ce1" office:value-type="string" calcext:value-type="string">
            <text:p>Boo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Crosscountry Ski</text:p>
          </table:table-cell>
          <table:table-cell table:style-name="ce1" office:value-type="string" calcext:value-type="string">
            <text:p>Po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table:style-name="ce1" office:value-type="string" calcext:value-type="string">
            <text:p>Snowboard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board</text:p>
          </table:table-cell>
          <table:table-cell table:style-name="ce1" office:value-type="string" calcext:value-type="string">
            <text:p>Board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board</text:p>
          </table:table-cell>
          <table:table-cell table:style-name="ce1" office:value-type="string" calcext:value-type="string">
            <text:p>Bindin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board</text:p>
          </table:table-cell>
          <table:table-cell table:style-name="ce1" office:value-type="string" calcext:value-type="string">
            <text:p>Boo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table:style-name="ce2" office:value-type="string" calcext:value-type="string">
            <text:p>Skiboard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table:style-name="ce1" office:value-type="string" calcext:value-type="string">
            <text:p>Snowsho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table:style-name="ce1" office:value-type="string" calcext:value-type="string">
            <text:p>Goggl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table:style-name="ce1" office:value-type="string" calcext:value-type="string">
            <text:p>Safe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table:style-name="ce1" office:value-type="string" calcext:value-type="string">
            <text:p>Packs &amp; Rack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table:style-name="ce1" office:value-type="string" calcext:value-type="string">
            <text:p>Wax &amp; Tun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inter Sports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Water Spor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ater Sports</text:p>
          </table:table-cell>
          <table:table-cell table:style-name="ce1" office:value-type="string" calcext:value-type="string">
            <text:p>Scuba Ge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ater Sports</text:p>
          </table:table-cell>
          <table:table-cell table:style-name="ce1" office:value-type="string" calcext:value-type="string">
            <text:p>Fi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Water Sports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Travel</text:p>
          </table:table-cell>
          <table:table-cell table:style-name="ce1"/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Ba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Lugga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Ra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Contain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Nav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Travel</text:p>
          </table:table-cell>
          <table:table-cell table:style-name="ce1" office:value-type="string" calcext:value-type="string">
            <text:p>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 office:value-type="string" calcext:value-type="string">
            <text:p>Lifesty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B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Déc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Toys &amp; Ga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Med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Media</text:p>
          </table:table-cell>
          <table:table-cell table:style-name="ce1" office:value-type="string" calcext:value-type="string">
            <text:p>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Media</text:p>
          </table:table-cell>
          <table:table-cell table:style-name="ce1" office:value-type="string" calcext:value-type="string">
            <text:p>Ma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Media</text:p>
          </table:table-cell>
          <table:table-cell table:style-name="ce1" office:value-type="string" calcext:value-type="string">
            <text:p>DV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Media</text:p>
          </table:table-cell>
          <table:table-cell table:style-name="ce1" office:value-type="string" calcext:value-type="string">
            <text:p>Magazi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Te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Tech</text:p>
          </table:table-cell>
          <table:table-cell table:style-name="ce1" office:value-type="string" calcext:value-type="string">
            <text:p>Camer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Tech</text:p>
          </table:table-cell>
          <table:table-cell table:style-name="ce1"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Tech</text:p>
          </table:table-cell>
          <table:table-cell table:style-name="ce1" office:value-type="string" calcext:value-type="string">
            <text:p>Phon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Tech</text:p>
          </table:table-cell>
          <table:table-cell table:style-name="ce1" office:value-type="string" calcext:value-type="string">
            <text:p>Binoculars &amp; Sco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Tech</text:p>
          </table:table-cell>
          <table:table-cell table:style-name="ce1" office:value-type="string" calcext:value-type="string">
            <text:p>Wat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Yo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Lifestyle</text:p>
          </table:table-cell>
          <table:table-cell table:style-name="ce1" office:value-type="string" calcext:value-type="string">
            <text:p>Food</text:p>
          </table:table-cell>
          <table:table-cell table:number-columns-repeated="1021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12:55:51.2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15-03-10T14:50:21</meta:creation-date>
    <dc:date>2015-03-12T13:09:41.781000000</dc:date>
    <meta:generator>LibreOffice/4.4.0.3$Windows_x86 LibreOffice_project/de093506bcdc5fafd9023ee680b8c60e3e0645d7</meta:generator>
    <meta:editing-duration>PT35M25S</meta:editing-duration>
    <meta:editing-cycles>20</meta:editing-cycles>
    <meta:document-statistic meta:table-count="1" meta:cell-count="40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